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>
      <style:text-properties fo:font-size="11pt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de Documentation</text:h>
      <text:p text:style-name="P8">This script allows the user to calculate the perimeter and area of various geometric shapes (circle, square, rectangle, triangle) based on user-provided parameters.</text:p>
      <text:h text:style-name="Heading_20_4" text:outline-level="4">Function Descriptions</text:h>
      <text:list xml:id="list2958380565" text:style-name="L1">
        <text:list-item>
          <text:p text:style-name="P2"><text:span text:style-name="Strong_20_Emphasis">calculate_circle()</text:span></text:p>
          <text:list>
            <text:list-item>
              <text:p text:style-name="P3">Prompts the user for the radius of the circle.</text:p>
            </text:list-item>
            <text:list-item>
              <text:p text:style-name="P3">Calculates the perimeter and area of the circle.</text:p>
            </text:list-item>
            <text:list-item>
              <text:p text:style-name="P3">Outputs the results.</text:p>
            </text:list-item>
          </text:list>
        </text:list-item>
        <text:list-item>
          <text:p text:style-name="P2"><text:span text:style-name="Strong_20_Emphasis">calculate_square()</text:span></text:p>
          <text:list>
            <text:list-item>
              <text:p text:style-name="P3">Prompts the user for the length of the square's side.</text:p>
            </text:list-item>
            <text:list-item>
              <text:p text:style-name="P3">Calculates the perimeter and area of the square.</text:p>
            </text:list-item>
            <text:list-item>
              <text:p text:style-name="P3">Outputs the results.</text:p>
            </text:list-item>
          </text:list>
        </text:list-item>
        <text:list-item>
          <text:p text:style-name="P2"><text:span text:style-name="Strong_20_Emphasis">calculate_rectangle()</text:span></text:p>
          <text:list>
            <text:list-item>
              <text:p text:style-name="P3">Prompts the user for the lengths of the rectangle's sides.</text:p>
            </text:list-item>
            <text:list-item>
              <text:p text:style-name="P3">Calculates the perimeter and area of the rectangle.</text:p>
            </text:list-item>
            <text:list-item>
              <text:p text:style-name="P3">Outputs the results.</text:p>
            </text:list-item>
          </text:list>
        </text:list-item>
        <text:list-item>
          <text:p text:style-name="P2"><text:span text:style-name="Strong_20_Emphasis">calculate_triangle()</text:span></text:p>
          <text:list>
            <text:list-item>
              <text:p text:style-name="P3">Warns the user that it only calculates the area for an equilateral triangle.</text:p>
            </text:list-item>
            <text:list-item>
              <text:p text:style-name="P3">Prompts the user for the lengths of the triangle's sides.</text:p>
            </text:list-item>
            <text:list-item>
              <text:p text:style-name="P3">Calculates the semi-perimeter of the triangle.</text:p>
            </text:list-item>
            <text:list-item>
              <text:p text:style-name="P3">Calculates the perimeter and area of the triangle.</text:p>
            </text:list-item>
            <text:list-item>
              <text:p text:style-name="P3">Outputs the results.</text:p>
            </text:list-item>
          </text:list>
        </text:list-item>
        <text:list-item>
          <text:p text:style-name="P2"><text:span text:style-name="Strong_20_Emphasis">main()</text:span></text:p>
          <text:list>
            <text:list-item>
              <text:p text:style-name="P3">Prompts the user for the name of the shape to calculate.</text:p>
            </text:list-item>
            <text:list-item>
              <text:p text:style-name="P3">Calls the corresponding function based on the entered shape name.</text:p>
            </text:list-item>
            <text:list-item>
              <text:p text:style-name="P2">Outputs an error message if the entered shape name is not supported.</text:p>
            </text:list-item>
          </text:list>
        </text:list-item>
      </text:list>
      <text:h text:style-name="Heading_20_4" text:outline-level="4">Variable Descriptions</text:h>
      <text:list xml:id="list4258494420" text:style-name="L2">
        <text:list-item>
          <text:p text:style-name="P5"><text:span text:style-name="Strong_20_Emphasis">msg</text:span>: A string entered by the user, containing the name of the geometric shape.</text:p>
        </text:list-item>
        <text:list-item>
          <text:p text:style-name="P4"><text:span text:style-name="Strong_20_Emphasis">shape_calculations</text:span>: A dictionary where the keys are shape names and the values are the corresponding functions for their calculations.</text:p>
        </text:list-item>
      </text:list>
      <text:h text:style-name="Heading_20_4" text:outline-level="4">Usage Example</text:h>
      <text:list xml:id="list363370534" text:style-name="L3">
        <text:list-item>
          <text:p text:style-name="P7">The user runs the script.</text:p>
        </text:list-item>
        <text:list-item>
          <text:p text:style-name="P7">The script prompts: "What figure do you want to calculate?"</text:p>
        </text:list-item>
        <text:list-item>
          <text:p text:style-name="P7">The user enters the name of a shape, for example, "circle".</text:p>
        </text:list-item>
        <text:list-item>
          <text:p text:style-name="P7">The script prompts for the corresponding parameters for the calculation (radius for a circle).</text:p>
        </text:list-item>
        <text:list-item>
          <text:p text:style-name="P6">The script calculates and outputs the perimeter and area of the circle.</text:p>
        </text:list-item>
      </text:list>
      <text:p text:style-name="P8">This script provides a convenient and flexible way to calculate the main geometric parameters for different shapes based on user-provided dat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23:49:02.919562119</meta:creation-date>
    <dc:date>2024-06-06T23:50:16.263986250</dc:date>
    <meta:editing-duration>PT1M13S</meta:editing-duration>
    <meta:editing-cycles>1</meta:editing-cycles>
    <meta:document-statistic meta:table-count="0" meta:image-count="0" meta:object-count="0" meta:page-count="1" meta:paragraph-count="35" meta:word-count="306" meta:character-count="1824" meta:non-whitespace-character-count="1582"/>
    <meta:generator>LibreOffice/7.3.7.2$Linux_X86_64 LibreOffice_project/30$Build-2</meta:generator>
  </office:meta>
</office:document-meta>
</file>